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dium-content-serif-font" svg:font-family="medium-content-serif-font, Georgia, Cambria, 'Times New Roman', Times, 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officeooo:paragraph-rsid="000eb672"/>
    </style:style>
    <style:style style:name="P2" style:family="paragraph" style:parent-style-name="Standard">
      <style:paragraph-properties fo:text-align="start" style:justify-single-word="false"/>
      <style:text-properties style:font-name="Liberation Sans" fo:font-size="12pt" officeooo:paragraph-rsid="000eb672" style:font-size-asian="12pt" style:font-size-complex="12pt"/>
    </style:style>
    <style:style style:name="P3" style:family="paragraph" style:parent-style-name="Standard">
      <style:paragraph-properties fo:text-align="start" style:justify-single-word="false"/>
      <style:text-properties style:font-name="Liberation Sans" fo:font-size="12pt" officeooo:paragraph-rsid="0015760a" style:font-size-asian="12pt" style:font-size-complex="12pt"/>
    </style:style>
    <style:style style:name="P4" style:family="paragraph" style:parent-style-name="Standard">
      <style:paragraph-properties fo:text-align="center" style:justify-single-word="false"/>
      <style:text-properties style:font-name="Liberation Sans" fo:font-size="12pt" officeooo:rsid="00109889" officeooo:paragraph-rsid="00109889" style:font-size-asian="12pt" style:font-size-complex="12pt"/>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officeooo:rsid="000eb672" officeooo:paragraph-rsid="000eb672"/>
    </style:style>
    <style:style style:name="P7" style:family="paragraph" style:parent-style-name="Standard">
      <style:paragraph-properties fo:text-align="start" style:justify-single-word="false"/>
      <style:text-properties style:font-name="Liberation Sans" officeooo:rsid="000eb672" officeooo:paragraph-rsid="000eb672"/>
    </style:style>
    <style:style style:name="P8" style:family="paragraph" style:parent-style-name="Text_20_body">
      <style:paragraph-properties fo:text-align="start" style:justify-single-word="false"/>
      <style:text-properties officeooo:rsid="00109889" officeooo:paragraph-rsid="00138735"/>
    </style:style>
    <style:style style:name="P9" style:family="paragraph" style:parent-style-name="Text_20_body">
      <style:paragraph-properties fo:text-align="start" style:justify-single-word="false"/>
      <style:text-properties style:font-name="Liberation Sans" fo:font-size="12pt" officeooo:rsid="00109889" officeooo:paragraph-rsid="00138735" style:font-size-asian="12pt" style:font-size-complex="12pt"/>
    </style:style>
    <style:style style:name="P10" style:family="paragraph" style:parent-style-name="Text_20_body">
      <style:paragraph-properties fo:text-align="start" style:justify-single-word="false"/>
      <style:text-properties style:font-name="Liberation Sans" fo:font-size="12pt" officeooo:rsid="00109889" officeooo:paragraph-rsid="00109889" style:font-size-asian="12pt" style:font-size-complex="12pt"/>
    </style:style>
    <style:style style:name="T1" style:family="text">
      <style:text-properties officeooo:rsid="000eb672"/>
    </style:style>
    <style:style style:name="T2" style:family="text">
      <style:text-properties fo:font-variant="normal" fo:text-transform="none" fo:color="#222222" style:font-name="Liberation Sans" fo:font-size="12pt" fo:letter-spacing="normal" fo:font-style="normal" fo:font-weight="normal" style:font-size-asian="12pt" style:font-size-complex="12pt"/>
    </style:style>
    <style:style style:name="T3" style:family="text">
      <style:text-properties fo:font-variant="normal" fo:text-transform="none" fo:color="#222222" style:font-name="Liberation Sans" fo:font-size="12pt" fo:letter-spacing="normal" fo:font-style="italic" fo:font-weight="normal" style:font-size-asian="12pt" style:font-size-complex="12pt"/>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109889"/>
    </style:style>
    <style:style style:name="T6" style:family="text">
      <style:text-properties fo:font-variant="normal" fo:text-transform="none" fo:color="#222222" fo:letter-spacing="normal" fo:font-style="normal" fo:font-weight="normal" officeooo:rsid="00120fa9"/>
    </style:style>
    <style:style style:name="T7" style:family="text">
      <style:text-properties fo:font-variant="normal" fo:text-transform="none" fo:color="#222222" fo:letter-spacing="normal" fo:font-style="normal" fo:font-weight="normal" officeooo:rsid="00138735"/>
    </style:style>
    <style:style style:name="T8" style:family="text">
      <style:text-properties fo:font-variant="normal" fo:text-transform="none" fo:color="#222222" fo:letter-spacing="normal" fo:font-style="normal" fo:font-weight="normal" officeooo:rsid="0015760a"/>
    </style:style>
    <style:style style:name="T9" style:family="text">
      <style:text-properties fo:font-variant="normal" fo:text-transform="none" fo:color="#222222" fo:letter-spacing="normal" fo:font-style="normal" fo:font-weight="normal" officeooo:rsid="00169e87"/>
    </style:style>
    <style:style style:name="T10" style:family="text">
      <style:text-properties fo:font-variant="normal" fo:text-transform="none" fo:color="#222222" fo:letter-spacing="normal" fo:font-style="italic" fo:font-weight="normal"/>
    </style:style>
    <style:style style:name="T11" style:family="text">
      <style:text-properties fo:font-size="12pt" style:font-size-asian="12pt" style:font-size-complex="12pt"/>
    </style:style>
    <style:style style:name="T12" style:family="text">
      <style:text-properties fo:font-size="12pt" officeooo:rsid="000ed836"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anguage type”</text:p>
      <text:p text:style-name="P6"/>
      <text:p text:style-name="P6"/>
      <text:p text:style-name="P6">Chaise Ballotti</text:p>
      <text:p text:style-name="P6">COP 1500</text:p>
      <text:p text:style-name="P6">Professor Case</text:p>
      <text:p text:style-name="P6">09/03/201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tab/><text:span text:style-name="T11">As I dive into a new concept in this class I start with looking at a great deal of material to get an idea of what a topic is. I look for strong details from many sites to compare what different people have to say about the topic. This week it is strong vs </text:span><text:span text:style-name="T12">weak languages. Like last week I found that this concept is not easily defined. A common theme among most websites is that there is a lot of gray area that can be defined by the user. So I will look through enough literature and find a definition from a reputable site that I can agree with. Along with comparing and contrasting the two, I will give examples of languages that I believe to belong with each type as well as details that define them.</text:span></text:p>
      <text:p text:style-name="P2"><text:span text:style-name="T1"><text:tab/>Before I talk about strong typed languages, I think that it is important to first talk about safety. What is safety in programming and why is it important? Well, an ad hoc committee defined programming safety as “</text:span><text:span text:style-name="T4">Any attempt to misinterpret data is caught at compile time or generates a well-specified error at runtime.” </text:span><text:span text:style-name="T5">(Cornell) </text:span><text:span text:style-name="T6">I would say that this idea of data safety is what is thought about when strong languages are created. It is a way for the computer to check the human to see if the data is being misrepresented. The article goes into a deeper definition of what specifically strong typing means to them. “the type of every variable and every expression is a syntactic property —known by looking at the program, without resorting to executing it. Second, a variable may be used only in ways that respect its type.” (Cornell) now a lot of these terms and phrases go right over my head as an entry level programmer. But I believe what the people over at Cornell are saying is that the program itself, before even running, is able to detect its syntax. </text:span><text:span text:style-name="T7">Python and matlab are strong typed languages along with java . </text:span><text:span text:style-name="T6">Before I get any further with the ideas of strong typed programming I think it would benefit us to move on to week typed so we can compare and contrast the two.</text:span></text:p>
      <text:p text:style-name="P3"><text:span text:style-name="T6"><text:tab/>We</text:span><text:span text:style-name="T7">ak typed programs were even harder to find a definition for. But I liked the way Mayank went about defining strong typed and all the details about it and went on to say if all those things are true the language is strong typed “if not… [the language is] weak typed.” (</text:span><text:span text:style-name="T5">Bhatnagar, 2018) all these rules that are in place for what defines a strong typed are not usually all met. There </text:span><text:span text:style-name="T7">inevitably</text:span><text:span text:style-name="T5"> become a </text:span><text:span text:style-name="T7">spectrum</text:span><text:span text:style-name="T5"> of languages ranging weak to strong and static to dynamic. “When a program is considered not to be type-safe, there is no single standard course of action that happens upon encountering a type error. Many Programming languages throw type errors which halts the run-time or compilation of the program, depending on the language type — static or dynamically typed.” (Bhatnagar, 2018) Mayank has an awesome diagram that has a two </text:span><text:span text:style-name="T8">dimensional</text:span><text:span text:style-name="T5"> plot that has different languages listed on it to give an idea of some strong </text:span><text:span text:style-name="T8">languages</text:span><text:span text:style-name="T5"> like c# and weak </text:span><text:span text:style-name="T8">languages</text:span><text:span text:style-name="T5"> like c++. It is hard to compare the two types when they lay on this spectrum. It requires you to look at the language and see how many strong typed qualities that it </text:span><text:span text:style-name="T9">possesses</text:span><text:span text:style-name="T5"> </text:span></text:p>
      <text:p text:style-name="P1"><text:span text:style-name="T6"><text:tab/></text:span><text:span text:style-name="T9">From all the information that I have acquired by working on this paper I have concluded that the strength of a language is determined by how well it is able to define a mistake. And on top of that, is the language able to make helpful suggestion when and where is breaks? I believe that this is were the amiability can be found. Depending on who is coding and what they are coding will define how helpful the language is at telling you that you are wrong, and here is why. </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2"><text:span text:style-name="T4"/></text:p>
      <text:p text:style-name="P4"><text:soft-page-break/><text:span text:style-name="T4">Works Cited</text:span></text:p>
      <text:p text:style-name="P9"><text:span text:style-name="T4">Bhatnagar, Mayank. “Magic Lies Here - Statically vs Dynamically Typed Languages.” </text:span><text:span text:style-name="T10">Medium</text:span><text:span text:style-name="T4">, <text:tab/>AndroidPub, 24 Sept. 2018, android.jlelse.eu/magic-lies-here-statically-typed-vs-dynamically-<text:tab/>typed-<text:tab/>languages-d151c7f95e2b.</text:span></text:p>
      <text:p text:style-name="P8"><text:span text:style-name="T2">Cornell. “CS1130. Transition to OO Programming. Spring 2012 --Self-Paced Version.” </text:span><text:span text:style-name="T3">Strong versus <text:tab/>Weak Typing</text:span><text:span text:style-name="T2">,</text:span><text:a xlink:type="simple" xlink:href="http://www.cs.cornell.edu/courses/cs1130/2012sp/1130selfpaced/module1/" text:style-name="Internet_20_link" text:visited-style-name="Visited_20_Internet_20_Link">www.cs.cornell.edu/courses/cs1130/2012sp/1130selfpaced/module1/</text:a><text:span text:style-name="T2"><text:tab/>module1part4/strongtyping.html.</text:span></text:p>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dium-content-serif-font" svg:font-family="medium-content-serif-font, Georgia, Cambria, 'Times New Roman', Times, 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2:12:31.740609117</meta:creation-date>
    <dc:date>2019-09-03T23:40:13.171518727</dc:date>
    <meta:editing-duration>PT1M16S</meta:editing-duration>
    <meta:editing-cycles>2</meta:editing-cycles>
    <meta:generator>LibreOffice/6.0.7.3$Linux_X86_64 LibreOffice_project/00m0$Build-3</meta:generator>
    <meta:document-statistic meta:table-count="0" meta:image-count="0" meta:object-count="0" meta:page-count="3" meta:paragraph-count="12" meta:word-count="707" meta:character-count="4103" meta:non-whitespace-character-count="3400"/>
  </office:meta>
</office:document-meta>
</file>